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bffaf" officeooo:paragraph-rsid="000bffaf"/>
    </style:style>
    <style:style style:name="P2" style:family="paragraph" style:parent-style-name="Standard" style:list-style-name="L1">
      <style:text-properties officeooo:rsid="000bffaf" officeooo:paragraph-rsid="000bffaf"/>
    </style:style>
    <style:style style:name="P3" style:family="paragraph" style:parent-style-name="Standard">
      <style:text-properties officeooo:rsid="000bffaf" officeooo:paragraph-rsid="000d7bf0"/>
    </style:style>
    <style:style style:name="P4" style:family="paragraph" style:parent-style-name="Standard">
      <style:text-properties officeooo:rsid="000bffaf" officeooo:paragraph-rsid="000d93a9"/>
    </style:style>
    <style:style style:name="P5" style:family="paragraph" style:parent-style-name="Standard" style:list-style-name="L3">
      <style:text-properties officeooo:rsid="000bffaf" officeooo:paragraph-rsid="000bffaf"/>
    </style:style>
    <style:style style:name="P6" style:family="paragraph" style:parent-style-name="Standard" style:list-style-name="L5">
      <style:text-properties officeooo:rsid="000bffaf" officeooo:paragraph-rsid="000bffaf"/>
    </style:style>
    <style:style style:name="P7" style:family="paragraph" style:parent-style-name="Standard">
      <style:text-properties fo:font-weight="bold" officeooo:rsid="000bffaf" officeooo:paragraph-rsid="000bffaf" style:font-weight-asian="bold" style:font-weight-complex="bold"/>
    </style:style>
    <style:style style:name="P8" style:family="paragraph" style:parent-style-name="Standard">
      <style:text-properties fo:font-weight="bold" officeooo:rsid="000d7bf0" officeooo:paragraph-rsid="000d7bf0" style:font-weight-asian="bold" style:font-weight-complex="bold"/>
    </style:style>
    <style:style style:name="P9" style:family="paragraph" style:parent-style-name="Standard" style:list-style-name="L2">
      <style:text-properties officeooo:paragraph-rsid="000bffaf"/>
    </style:style>
    <style:style style:name="P10" style:family="paragraph" style:parent-style-name="Standard" style:list-style-name="L2">
      <style:text-properties officeooo:paragraph-rsid="000d7bf0"/>
    </style:style>
    <style:style style:name="P11" style:family="paragraph" style:parent-style-name="Standard" style:list-style-name="L2">
      <style:text-properties officeooo:paragraph-rsid="000ef2fb"/>
    </style:style>
    <style:style style:name="P12" style:family="paragraph" style:parent-style-name="Standard" style:list-style-name="L2">
      <style:text-properties officeooo:paragraph-rsid="00103e2e"/>
    </style:style>
    <style:style style:name="P13" style:family="paragraph" style:parent-style-name="Standard">
      <style:text-properties officeooo:paragraph-rsid="000d93a9"/>
    </style:style>
    <style:style style:name="P14" style:family="paragraph" style:parent-style-name="Standard">
      <style:text-properties style:text-position="0% 100%" fo:font-weight="bold" officeooo:rsid="000dae4b" officeooo:paragraph-rsid="000dae4b" style:font-weight-asian="bold" style:font-weight-complex="bold"/>
    </style:style>
    <style:style style:name="P15" style:family="paragraph" style:parent-style-name="Standard">
      <style:text-properties style:text-position="0% 100%" fo:font-weight="normal" officeooo:rsid="000dae4b" officeooo:paragraph-rsid="000dae4b" style:font-weight-asian="normal" style:font-weight-complex="normal"/>
    </style:style>
    <style:style style:name="P16" style:family="paragraph" style:parent-style-name="Standard" style:list-style-name="L2">
      <style:text-properties officeooo:rsid="00103e2e" officeooo:paragraph-rsid="00103e2e"/>
    </style:style>
    <style:style style:name="T1" style:family="text">
      <style:text-properties officeooo:rsid="000bffaf"/>
    </style:style>
    <style:style style:name="T2" style:family="text">
      <style:text-properties officeooo:rsid="000d7bf0"/>
    </style:style>
    <style:style style:name="T3" style:family="text">
      <style:text-properties fo:font-weight="bold" style:font-weight-asian="bold" style:font-weight-complex="bold"/>
    </style:style>
    <style:style style:name="T4" style:family="text">
      <style:text-properties fo:font-weight="bold" officeooo:rsid="000d93a9" style:font-weight-asian="bold" style:font-weight-complex="bold"/>
    </style:style>
    <style:style style:name="T5" style:family="text">
      <style:text-properties fo:font-weight="bold" officeooo:rsid="000bffaf" style:font-weight-asian="bold" style:font-weight-complex="bold"/>
    </style:style>
    <style:style style:name="T6" style:family="text">
      <style:text-properties officeooo:rsid="000d93a9"/>
    </style:style>
    <style:style style:name="T7" style:family="text">
      <style:text-properties officeooo:rsid="000ef2fb"/>
    </style:style>
    <style:style style:name="T8" style:family="text">
      <style:text-properties style:text-position="super 58%"/>
    </style:style>
    <style:style style:name="T9" style:family="text">
      <style:text-properties officeooo:rsid="0012108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imulation algorithm</text:p>
      <text:p text:style-name="P7"/>
      <text:p text:style-name="P1">The application uses an interative, discrete-time algorithm to simulate the model. For</text:p>
      <text:p text:style-name="P1">each point in time (also called a time step), the software simulates the new state taking</text:p>
      <text:p text:style-name="P1">into account the model, which is constant, and the previous state.</text:p>
      <text:p text:style-name="P1"/>
      <text:p text:style-name="P14">Remark</text:p>
      <text:p text:style-name="P15">In order to increase simulation accuracy, <text:span text:style-name="T3">time scale </text:span>concept has been introduced. <text:span text:style-name="T7">Therefore</text:span>, <text:span text:style-name="T7">during</text:span> each time step, a number of fraction steps are executed, equal to the value of "time scale" simulation parameter. <text:span text:style-name="T7">Time-dependent parameters of the model (component's production and delay) are scaled in order to meet simulation assumptions.</text:span></text:p>
      <text:p text:style-name="P1"/>
      <text:p text:style-name="P1">A single iteration of the algorithm computing product concentrations and signal</text:p>
      <text:p text:style-name="P1">activations (the state) is as follows.</text:p>
      <text:p text:style-name="P1"/>
      <text:p text:style-name="P1"/>
      <text:p text:style-name="P7">Phase I – Outflow</text:p>
      <text:p text:style-name="P7"/>
      <text:p text:style-name="P1">This phase models diffusion of products (substances), naturally occurring in a biological</text:p>
      <text:p text:style-name="P1">system. It starts with concentrations as in the previous state. If this is the first</text:p>
      <text:p text:style-name="P1">iteration, then the initial state is considered. If a product is not set at the initial state,</text:p>
      <text:p text:style-name="P1">the concentration is assumed to be zero.</text:p>
      <text:p text:style-name="P1"/>
      <text:p text:style-name="P1">For each NFIS, the previous concentration of the product delivered by the NFIS is</text:p>
      <text:p text:style-name="P1">decreased by the value of the outflow parameter, as defined for the NFIS. If the result</text:p>
      <text:p text:style-name="P1">of this subtraction is negative, the resulting concentration is set to zero.</text:p>
      <text:p text:style-name="P1"/>
      <text:p text:style-name="P1">The phase ends with a new state. It is defined as follows:</text:p>
      <text:list xml:id="list3131368149985872274" text:style-name="L1">
        <text:list-item>
          <text:p text:style-name="P2">Product concentrations are decreased by outflow, but cannot be less than zero</text:p>
          <text:p text:style-name="P2">molecules,</text:p>
        </text:list-item>
        <text:list-item>
          <text:p text:style-name="P2">Receptor signals are the same as in the previous state.</text:p>
        </text:list-item>
      </text:list>
      <text:p text:style-name="P1"/>
      <text:p text:style-name="P1">Old (previous time step) state is also modified. Product concentrations</text:p>
      <text:p text:style-name="P1">are decreased by outflow. This step is necessary because the old state will later be used</text:p>
      <text:p text:style-name="P1">in the production phase to obtain substrate concentrations.</text:p>
      <text:p text:style-name="P1"/>
      <text:p text:style-name="P7">Phase II – Production</text:p>
      <text:p text:style-name="P7"/>
      <text:p text:style-name="P1">This phase is responsible for delivery of all products present in a model. Therefore, for</text:p>
      <text:p text:style-name="P1">each effector of the model, the following sequence of events occurs:</text:p>
      <text:p text:style-name="P1"/>
      <text:list xml:id="list7895065183809205942" text:style-name="L2">
        <text:list-item>
          <text:p text:style-name="P9"><text:span text:style-name="T1">The activation status of the coupled receptor is taken from the previous state. If the signal is active, no processing is done. We could say that this effector is in fact “turned off”. If there is no active signal, the effector is in a working state and can deliver product.</text:span></text:p>
        </text:list-item>
        <text:list-item>
          <text:p text:style-name="P10"><text:span text:style-name="T1">Available substrate is calculated. </text:span></text:p>
          <text:list>
            <text:list-item>
              <text:p text:style-name="P10"><text:span text:style-name="T1">If the parameter “substrate” is not defined for the effector, it is assumed that the required substrate is delivered from the environment and that the amount will be sufficient for maximum production.</text:span></text:p>
            </text:list-item>
            <text:list-item>
              <text:p text:style-name="P11"><text:span text:style-name="T1">If the “substrate” parameter is defined, the available substrate concentration is retrieved from the old state. </text:span></text:p>
            </text:list-item>
          </text:list>
        </text:list-item>
        <text:list-item>
          <text:p text:style-name="P12"><text:span text:style-name="T1">The production of an effector is calculated. Due to "receptor charging" (described later on) and in order to simulate how a bilogical system work, the production is defined by following <text:s/></text:span><text:soft-page-break/><text:span text:style-name="T1">function: </text:span><text:span text:style-name="T5">P(t) = production / scale * (1 – chargedPercent)</text:span><text:span text:style-name="T1">, where:</text:span></text:p>
          <text:list>
            <text:list-item>
              <text:p text:style-name="P16">P(t) – production in fraction step t</text:p>
            </text:list-item>
            <text:list-item>
              <text:p text:style-name="P16">production – effector's parameter</text:p>
            </text:list-item>
            <text:list-item>
              <text:p text:style-name="P16">scale – simulation's parameter</text:p>
            </text:list-item>
            <text:list-item>
              <text:p text:style-name="P16"><text:span text:style-name="T3">chargedPercent = (charge time for product with highest charge / delay * scale)</text:span><text:span text:style-name="T8">2</text:span></text:p>
            </text:list-item>
          </text:list>
          <text:p text:style-name="P16">Therefore, during receptor charge or discharge (product threshold reached but delay not), effector will deliver some product, <text:span text:style-name="T9">but not maximum possible.</text:span></text:p>
        </text:list-item>
        <text:list-item>
          <text:p text:style-name="P11"><text:span text:style-name="T9">The overall product of an effector is calculated. Product amount equals minimum of two values – available substrate and <text:s/>effector's production. If there is less substrate available than the production of the effector, the output quantity is equal to the substrate quantity. In other words, the effector is not able to deliver more molecules of the product than there is substrate available.</text:span></text:p>
        </text:list-item>
        <text:list-item>
          <text:p text:style-name="P9"><text:span text:style-name="T1">In the last step, the concentration of the substrate is decreased by the quantity of the product. Subtraction is performed for both the new and the old state. The old state has to be updated since there can be more than one effector using the same substrate.</text:span></text:p>
        </text:list-item>
        <text:list-item>
          <text:p text:style-name="P9"><text:span text:style-name="T1">The new state is updated once again. The concentration of the product is increased by the delivered value. The old state remains the same.</text:span></text:p>
          <text:p text:style-name="P9"/>
        </text:list-item>
      </text:list>
      <text:p text:style-name="P8">Remark</text:p>
      <text:p text:style-name="P3"><text:span text:style-name="T2">W</text:span>hen a “substrate” parameter is defined, the product delivery for an effector <text:span text:style-name="T2">becomes</text:span> complex. <text:span text:style-name="T2">The algorithm</text:span> has to take into account that multiple effectors can use the same product as the substrate. <text:span text:style-name="T2">When</text:span> one NFIS uses a substrate, the quantity available for other effectors during the same time step (iteration) has to be decreased by the amount of the substrate used. </text:p>
      <text:p text:style-name="P3">On the other hand, multiple effectors could be cooperating, creating a chain or even closed cycle of product-substrate dependency. If, during one iteration, an effector delivers some product, the product can play the role of substrate for other effectors. In such a situation, the amount of delivered product is not available as a substrate in the same time step. Therefore, both the old and the new state are constantly updated in each time step. </text:p>
      <text:p text:style-name="P1"/>
      <text:p text:style-name="P7">Phase III – Signal activation</text:p>
      <text:p text:style-name="P7"/>
      <text:p text:style-name="P1">In this phase, all of the receptors coupled with effectors as NFISs are processed in order to calculate signal activation. As the production phase has already been conducted, the state of signals calculated <text:span text:style-name="T2">now </text:span>will be used <text:s/>in the next time step.</text:p>
      <text:p text:style-name="P1"/>
      <text:p text:style-name="P8">Remark</text:p>
      <text:p text:style-name="P1"><text:span text:style-name="T2">E</text:span>very receptor has a "delay" property defined. <text:span text:style-name="T2">Upon reaching the</text:span> threshold level, the receptor <text:s/>remains silent. The product concentration has to stay above the threshold for the defined</text:p>
      <text:p text:style-name="P4"><text:span text:style-name="T2">time</text:span> (delay parameter value) to <text:span text:style-name="T2">activate the signal</text:span>. The process is called “<text:span text:style-name="T3">receptor charging</text:span>”. The same applies to a situation where product concentration drops below the threshold value. The receptor is not deactivated immediately, but fades out over "<text:span text:style-name="T2">delay"</text:span> time. </text:p>
      <text:p text:style-name="P4">Therefore, signal state per receptor consists of the following data, per each product bound to any threshold configuration of <text:span text:style-name="T6">a</text:span> receptor:</text:p>
      <text:list xml:id="list519664085956759329" text:style-name="L3">
        <text:list-item>
          <text:p text:style-name="P5">activ<text:span text:style-name="T6">ation</text:span> flag</text:p>
        </text:list-item>
        <text:list-item>
          <text:p text:style-name="P5"><text:span text:style-name="T6">current </text:span>charge time, expressed in time units</text:p>
          <text:p text:style-name="P5"/>
        </text:list-item>
      </text:list>
      <text:p text:style-name="P13"><text:span text:style-name="T6">The value of the regulation threshold needs to be calculated out of all available configurations. </text:span></text:p>
      <text:p text:style-name="P13"><text:span text:style-name="T6">Some threshold configurations are only active conditionally when the appropriate signal is active. Hence, out of all available threshold configurations, only those with an active signal or without the <text:s/>"signal" property set are taken into consideration. </text:span></text:p>
      <text:p text:style-name="P13"><text:span text:style-name="T6">As the model allows for multiple threshold values to be defined for the same product, the list of threshold values to be considered may contain multiple values. In order to calculate whether the </text:span><text:soft-page-break/><text:span text:style-name="T6">concentration of a product exceeds the threshold and the receptor should be activated, only one value per product has to be chosen. The algorithm will arbitrarily choose the </text:span><text:span text:style-name="T4">highest</text:span><text:span text:style-name="T6"> threshold per each product for further processing. </text:span></text:p>
      <text:p text:style-name="P13"/>
      <text:p text:style-name="P13"><text:span text:style-name="T6">For each product per active threshold list, the following algorithm runs:</text:span></text:p>
      <text:list xml:id="list8159230334416401165" text:style-name="L5">
        <text:list-item>
          <text:p text:style-name="P6">The receptor checks if the new concentration of the product is above the threshold v<text:span text:style-name="T6">a</text:span>lue, i.e. whether the receptor should signal now and whether its signal was active in the previous iteration.</text:p>
        </text:list-item>
        <text:list-item>
          <text:p text:style-name="P6">If the receptor should signal, but was not previously active, and the receptor has been charging for a time shorter than the delay defined, the signal is set as not active and the charge time is increased. The receptor is charging.</text:p>
        </text:list-item>
        <text:list-item>
          <text:p text:style-name="P6">If the receptor should not signal but was previously active, and the receptor was c<text:span text:style-name="T6">h</text:span>arging for a time shorter than the delay defined, the signal is set as active and the charge time is increased. The receptor is discharging, or in other words – the signal is fading.</text:p>
        </text:list-item>
        <text:list-item>
          <text:p text:style-name="P6">In all other cases (the current and the previous signals are the same) the signal is set as <text:span text:style-name="T6">calculated</text:span> (active, not active) and the charge time is reset to zero. There is no charging or discharging in progress.</text:p>
        </text:list-item>
      </text:list>
      <text:p text:style-name="P1">At the end of the sequence process the new state is updated with signal activation and</text:p>
      <text:p text:style-name="P1">charge times for each product present in this receptor threshold configuration. The old</text:p>
      <text:p text:style-name="P1">state remains the same.</text:p>
      <text:p text:style-name="P1"/>
      <text:p text:style-name="P7">Phase IV – Higher level NFISs (external receptors)</text:p>
      <text:p text:style-name="P7"/>
      <text:p text:style-name="P1">Receptors considered external, that is, coupled with other NFISs, can be used to select</text:p>
      <text:p text:style-name="P1">an alternative configuration of thresholds defined for those NFISs. This is done via the</text:p>
      <text:p text:style-name="P1">already described “signal” property of a receptor.</text:p>
      <text:p text:style-name="P1">The new state of such receptors is calculated in exactly the same way as for receptors</text:p>
      <text:p text:style-name="P1">coupled with effectors. <text:span text:style-name="T6">S</text:span>ince the algorithm always uses the previous state for the new state calculations, the order of receptor execution does not ma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M35S</meta:editing-duration>
    <meta:editing-cycles>3</meta:editing-cycles>
    <meta:generator>LibreOffice/5.2.5.1$Windows_x86 LibreOffice_project/0312e1a284a7d50ca85a365c316c7abbf20a4d22</meta:generator>
    <dc:date>2017-12-24T12:19:23.700000000</dc:date>
    <meta:document-statistic meta:table-count="0" meta:image-count="0" meta:object-count="0" meta:page-count="3" meta:paragraph-count="69" meta:word-count="1331" meta:character-count="8123" meta:non-whitespace-character-count="6859"/>
    <meta:user-defined meta:name="Info 1"/>
    <meta:user-defined meta:name="Info 2"/>
    <meta:user-defined meta:name="Info 3"/>
    <meta:user-defined meta:name="Info 4"/>
  </office:meta>
</office:document-meta>
</file>